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table:number-columns-repeated="2"/>
          <table:table-cell table:style-name="ce38"/>
          <table:table-cell table:number-columns-repeated="10"/>
          <table:table-cell table:style-name="ce39"/>
          <table:table-cell table:number-columns-repeated="247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8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3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i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1:51:15.607778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2:02:24.577532663</dc:date>
    <meta:editing-duration>PT7H9M33S</meta:editing-duration>
    <meta:editing-cycles>108</meta:editing-cycles>
    <meta:generator>LibreOffice/4.2.8.2$Linux_X86_64 LibreOffice_project/420m0$Build-2</meta:generator>
    <meta:document-statistic meta:table-count="4" meta:cell-count="2529" meta:object-count="0"/>
  </office:meta>
</office:document-meta>
</file>